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Courier, monospace, arial, sans-serif"/>
    <style:font-face style:name="OpenSymbol" svg:font-family="OpenSymbol"/>
    <style:font-face style:name="Tahoma1" svg:font-family="Tahoma"/>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entury Gothic" fo:font-size="10pt" style:font-size-asian="10pt" style:font-size-complex="10pt"/>
    </style:style>
    <style:style style:name="P2" style:family="paragraph" style:parent-style-name="Header">
      <style:paragraph-properties fo:line-height="0.423cm" style:snap-to-layout-grid="false">
        <style:tab-stops>
          <style:tab-stop style:position="1cm"/>
          <style:tab-stop style:position="16.002cm" style:type="right"/>
        </style:tab-stops>
      </style:paragraph-properties>
      <style:text-properties style:font-name="Century Gothic" fo:font-size="10pt" style:font-size-asian="10pt" style:font-size-complex="10pt"/>
    </style:style>
    <style:style style:name="P3" style:family="paragraph" style:parent-style-name="Header">
      <style:paragraph-properties fo:line-height="0.423cm">
        <style:tab-stops>
          <style:tab-stop style:position="1cm"/>
          <style:tab-stop style:position="12.252cm" style:type="right"/>
        </style:tab-stops>
      </style:paragraph-properties>
      <style:text-properties style:font-name="Century Gothic" fo:font-size="10pt" fo:font-weight="bold" style:font-size-asian="10pt" style:font-weight-asian="bold" style:font-size-complex="10pt"/>
    </style:style>
    <style:style style:name="P4" style:family="paragraph" style:parent-style-name="Header">
      <style:paragraph-properties fo:text-align="end" style:justify-single-word="false" style:snap-to-layout-grid="false">
        <style:tab-stops>
          <style:tab-stop style:position="1cm"/>
          <style:tab-stop style:position="12.252cm" style:type="right"/>
        </style:tab-stops>
      </style:paragraph-properties>
      <style:text-properties fo:font-size="6pt" style:font-size-asian="6pt" style:font-name-complex="Arial" style:font-size-complex="6pt"/>
    </style:style>
    <style:style style:name="P5" style:family="paragraph" style:parent-style-name="Standard">
      <style:paragraph-properties fo:text-align="justify" style:justify-single-word="false"/>
      <style:text-properties style:font-name="Century Gothic" fo:font-size="11pt" fo:language="en" fo:country="US"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Century Gothic" fo:font-size="11pt" fo:language="en" fo:country="US"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fo:color="#000080" style:font-name="Century Gothic" fo:font-size="10pt" fo:language="en" fo:country="US"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color="#000080" style:font-name="Century Gothic" fo:font-size="10pt" fo:language="en" fo:country="US" style:text-underline-style="none" fo:font-weight="bold" style:font-size-asian="10pt" style:font-weight-asian="bold" style:font-size-complex="10pt" style:font-weight-complex="bold"/>
    </style:style>
    <style:style style:name="P9" style:family="paragraph" style:parent-style-name="Standard">
      <style:paragraph-properties fo:margin-top="0cm" fo:margin-bottom="0cm" loext:contextual-spacing="false" fo:text-align="justify" style:justify-single-word="false"/>
      <style:text-properties style:font-name="Century Gothic" fo:font-size="10pt" fo:language="en" fo:country="US" fo:font-weight="bold" style:font-size-asian="10pt" style:font-weight-asian="bold" style:font-size-complex="10pt" style:font-weight-complex="bold"/>
    </style:style>
    <style:style style:name="P10" style:family="paragraph" style:parent-style-name="Standard">
      <style:paragraph-properties fo:margin-top="0cm" fo:margin-bottom="0cm" loext:contextual-spacing="false" fo:text-align="justify" style:justify-single-word="false"/>
      <style:text-properties fo:color="#dc2300" style:font-name="Century Gothic" fo:font-size="10.5pt" fo:language="en" fo:country="US" fo:font-weight="bold" style:font-size-asian="10.5pt" style:font-weight-asian="bold" style:font-size-complex="10.5pt" style:font-weight-complex="bold"/>
    </style:style>
    <style:style style:name="P11"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bold" fo:background-color="transparent" style:font-size-asian="10.5pt" style:font-weight-asian="bold" style:font-size-complex="10.5pt" style:font-weight-complex="bold"/>
    </style:style>
    <style:style style:name="P12"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bold" officeooo:paragraph-rsid="007fce41" fo:background-color="transparent" style:font-size-asian="10.5pt" style:font-weight-asian="bold" style:font-size-complex="10.5pt" style:font-weight-complex="bold"/>
    </style:style>
    <style:style style:name="P13"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fo:font-weight="bold" fo:background-color="transparent" style:font-size-asian="10.5pt" style:font-weight-asian="bold" style:font-size-complex="10.5pt" style:font-weight-complex="bold"/>
    </style:style>
    <style:style style:name="P14"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fo:font-weight="bold" officeooo:paragraph-rsid="007fce41" fo:background-color="transparent" style:font-size-asian="10.5pt" style:font-weight-asian="bold" style:font-size-complex="10.5pt" style:font-weight-complex="bold"/>
    </style:style>
    <style:style style:name="P15"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fo:font-weight="bold" style:font-size-asian="10.5pt" style:font-weight-asian="bold" style:font-size-complex="10.5pt" style:font-weight-complex="bold"/>
    </style:style>
    <style:style style:name="P16"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solid" style:text-underline-width="auto" style:text-underline-color="font-color" fo:font-weight="bold" fo:background-color="transparent" style:font-size-asian="10.5pt" style:font-weight-asian="bold" style:font-size-complex="10.5pt" style:font-weight-complex="bold"/>
    </style:style>
    <style:style style:name="P17" style:family="paragraph" style:parent-style-name="Standard">
      <style:paragraph-properties fo:margin-top="0cm" fo:margin-bottom="0cm" loext:contextual-spacing="false" fo:text-align="justify" style:justify-single-word="false"/>
      <style:text-properties fo:color="#cc3300" style:font-name="Century Gothic" fo:font-size="11pt" fo:language="en" fo:country="US" style:text-underline-style="none" fo:font-weight="bold" style:font-size-asian="11pt" style:font-weight-asian="bold" style:font-size-complex="11pt" style:font-weight-complex="bold"/>
    </style:style>
    <style:style style:name="P18"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normal" officeooo:rsid="005f9122" officeooo:paragraph-rsid="007fce41" fo:background-color="transparent" style:font-size-asian="10.5pt" style:font-weight-asian="normal" style:font-size-complex="10.5pt" style:font-weight-complex="normal"/>
    </style:style>
    <style:style style:name="P19"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fo:color="#cc0000" style:font-name="Century Gothic"/>
    </style:style>
    <style:style style:name="P20" style:family="paragraph" style:parent-style-name="Standard">
      <style:paragraph-properties fo:text-align="justify" style:justify-single-word="false" fo:padding="0cm" fo:border-left="none" fo:border-right="none" fo:border-top="none" fo:border-bottom="0.51pt solid #000000"/>
      <style:text-properties style:font-name="Century Gothic" fo:font-size="11pt" fo:language="en" fo:country="US" fo:font-weight="bold" style:font-size-asian="11pt" style:font-weight-asian="bold" style:font-size-complex="11pt" style:font-weight-complex="bold"/>
    </style:style>
    <style:style style:name="P21" style:family="paragraph" style:parent-style-name="Standard">
      <style:paragraph-properties fo:text-align="justify" style:justify-single-word="false" fo:padding="0cm" fo:border-left="none" fo:border-right="none" fo:border-top="none" fo:border-bottom="0.51pt solid #000000"/>
      <style:text-properties fo:color="#000000" style:font-name="Century Gothic" fo:font-size="11pt" fo:language="en" fo:country="US" style:text-underline-style="none" fo:font-weight="bold" style:font-size-asian="11pt" style:font-weight-asian="bold" style:font-size-complex="11pt" style:font-weight-complex="bold"/>
    </style:style>
    <style:style style:name="P22" style:family="paragraph" style:parent-style-name="Standard">
      <style:paragraph-properties fo:text-align="justify" style:justify-single-word="false" fo:padding="0cm" fo:border-left="none" fo:border-right="none" fo:border-top="none" fo:border-bottom="0.51pt solid #000000"/>
      <style:text-properties fo:color="#000000" style:font-name="Century Gothic" fo:font-size="10pt" fo:language="en" fo:country="US" style:text-underline-style="none" fo:font-weight="normal" style:font-size-asian="10pt" style:font-weight-asian="normal" style:font-size-complex="10pt" style:font-weight-complex="normal"/>
    </style:style>
    <style:style style:name="P23" style:family="paragraph" style:parent-style-name="Standard" style:master-page-name="Standard">
      <style:paragraph-properties fo:text-align="justify" style:justify-single-word="false" style:page-number="auto" fo:padding="0cm" fo:border-left="none" fo:border-right="none" fo:border-top="none" fo:border-bottom="0.51pt solid #000000"/>
      <style:text-properties style:font-name="Century Gothic" fo:font-size="13pt" fo:language="en" fo:country="US" fo:font-weight="bold" style:font-size-asian="13pt" style:font-weight-asian="bold" style:font-size-complex="13pt" style:font-weight-complex="bold"/>
    </style:style>
    <style:style style:name="P24" style:family="paragraph" style:parent-style-name="Standard" style:list-style-name="L1">
      <style:paragraph-properties fo:text-align="justify" style:justify-single-word="false"/>
      <style:text-properties style:font-name="Century Gothic" fo:font-size="11pt" fo:language="en" fo:country="US" fo:font-weight="normal"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font-name="Century Gothic" fo:font-size="11pt" fo:language="en" fo:country="US" style:text-underline-style="none" fo:font-weight="normal" style:font-size-asian="11pt" style:font-weight-asian="normal" style:font-size-complex="11pt" style:font-weight-complex="normal"/>
    </style:style>
    <style:style style:name="P26" style:family="paragraph" style:parent-style-name="Standard">
      <style:text-properties style:use-window-font-color="true" style:font-name="Century Gothic" fo:font-size="10.5pt" fo:font-weight="normal" officeooo:rsid="00182c4f" officeooo:paragraph-rsid="0089f115" style:font-size-asian="10.5pt" style:font-weight-asian="normal" style:font-size-complex="10.5pt" style:font-weight-complex="normal"/>
    </style:style>
    <style:style style:name="P27" style:family="paragraph" style:parent-style-name="Standard">
      <style:text-properties style:use-window-font-color="true" style:font-name="Century Gothic" fo:font-size="10.5pt" fo:font-weight="normal" officeooo:rsid="003650f2" officeooo:paragraph-rsid="0089f115" style:font-size-asian="10.5pt" style:font-weight-asian="normal" style:font-size-complex="10.5pt" style:font-weight-complex="normal"/>
    </style:style>
    <style:style style:name="P28" style:family="paragraph" style:parent-style-name="Standard">
      <style:text-properties style:use-window-font-color="true" style:font-name="Century Gothic" fo:font-size="10.5pt" fo:font-weight="normal" officeooo:paragraph-rsid="0089f115" style:font-size-asian="10.5pt" style:font-weight-asian="normal" style:font-size-complex="10.5pt" style:font-weight-complex="normal"/>
    </style:style>
    <style:style style:name="P29" style:family="paragraph" style:parent-style-name="Standard">
      <style:text-properties style:use-window-font-color="true" style:font-name="Century Gothic" fo:font-size="10.5pt" fo:font-weight="normal" officeooo:rsid="00346b08" officeooo:paragraph-rsid="0089f115" style:font-size-asian="10.5pt" style:font-weight-asian="normal" style:font-size-complex="10.5pt" style:font-weight-complex="normal"/>
    </style:style>
    <style:style style:name="P30" style:family="paragraph" style:parent-style-name="Standard">
      <style:text-properties style:use-window-font-color="true" style:font-name="Century Gothic" fo:font-size="10.5pt" fo:font-weight="normal" officeooo:rsid="00236b5a" officeooo:paragraph-rsid="0089f115" style:font-size-asian="10.5pt" style:font-weight-asian="normal" style:font-size-complex="10.5pt" style:font-weight-complex="normal"/>
    </style:style>
    <style:style style:name="P31" style:family="paragraph" style:parent-style-name="Standard">
      <style:paragraph-properties fo:text-align="justify" style:justify-single-word="false"/>
      <style:text-properties style:use-window-font-color="true" style:font-name="Century Gothic" fo:font-size="10pt" fo:language="en" fo:country="US" fo:font-weight="normal" officeooo:rsid="008c7421" officeooo:paragraph-rsid="008c7421" style:font-size-asian="10pt" style:font-weight-asian="normal" style:font-size-complex="10pt" style:font-weight-complex="normal"/>
    </style:style>
    <style:style style:name="P32" style:family="paragraph" style:parent-style-name="Standard">
      <style:text-properties style:use-window-font-color="true" fo:font-size="10.5pt" fo:font-weight="normal" officeooo:paragraph-rsid="0089f115" style:font-size-asian="10.5pt" style:font-weight-asian="normal" style:font-size-complex="10.5pt" style:font-weight-complex="normal"/>
    </style:style>
    <style:style style:name="P33" style:family="paragraph" style:parent-style-name="Standard">
      <style:paragraph-properties fo:text-align="justify" style:justify-single-word="false"/>
      <style:text-properties fo:color="#000000" style:font-name="Century Gothic" fo:font-size="10pt" fo:language="en" fo:country="US" fo:font-weight="normal"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fo:color="#ff3333" style:font-name="Century Gothic" fo:font-size="10pt" fo:language="en" fo:country="US" fo:font-weight="normal" officeooo:rsid="0089f115" style:font-size-asian="10pt" style:font-weight-asian="normal" style:font-size-complex="10pt" style:font-weight-complex="normal"/>
    </style:style>
    <style:style style:name="P35"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normal" officeooo:rsid="005f9122" officeooo:paragraph-rsid="0080824a" fo:background-color="transparent" style:font-size-asian="10.5pt" style:font-weight-asian="normal" style:font-size-complex="10.5pt" style:font-weight-complex="normal"/>
    </style:style>
    <style:style style:name="P36"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normal" officeooo:rsid="005f9122" officeooo:paragraph-rsid="007fce41" fo:background-color="transparent" style:font-size-asian="10.5pt" style:font-weight-asian="normal" style:font-size-complex="10.5pt" style:font-weight-complex="normal"/>
    </style:style>
    <style:style style:name="P37"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normal" officeooo:paragraph-rsid="008a9646" fo:background-color="transparent" style:font-size-asian="10.5pt" style:font-weight-asian="normal" style:font-size-complex="10.5pt" style:font-weight-complex="normal"/>
    </style:style>
    <style:style style:name="P38"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none" fo:font-weight="bold" officeooo:paragraph-rsid="008a9646" fo:background-color="transparent" style:font-size-asian="10.5pt" style:font-weight-asian="bold" style:font-size-complex="10.5pt" style:font-weight-complex="bold"/>
    </style:style>
    <style:style style:name="P39"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style:text-underline-style="solid" style:text-underline-width="auto" style:text-underline-color="font-color" fo:font-weight="bold" officeooo:paragraph-rsid="008a9646" fo:background-color="transparent" style:font-size-asian="10.5pt" style:font-weight-asian="bold" style:font-size-complex="10.5pt" style:font-weight-complex="bold"/>
    </style:style>
    <style:style style:name="P40" style:family="paragraph" style:parent-style-name="Standard">
      <style:paragraph-properties fo:margin-top="0cm" fo:margin-bottom="0cm" loext:contextual-spacing="false" fo:text-align="justify" style:justify-single-word="false"/>
      <style:text-properties fo:color="#cc3300" style:font-name="Century Gothic" fo:font-size="10.5pt" fo:language="en" fo:country="US" fo:font-weight="bold" officeooo:paragraph-rsid="008a9646" fo:background-color="transparent" style:font-size-asian="10.5pt" style:font-weight-asian="bold" style:font-size-complex="10.5pt" style:font-weight-complex="bold"/>
    </style:style>
    <style:style style:name="P41"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fo:font-weight="normal" officeooo:paragraph-rsid="00852fb1" style:font-size-asian="10.5pt" style:font-weight-asian="normal" style:font-size-complex="10.5pt" style:font-weight-complex="normal"/>
    </style:style>
    <style:style style:name="P42"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fo:font-weight="normal" officeooo:rsid="00236b5a" officeooo:paragraph-rsid="0089f115" style:font-size-asian="10.5pt" style:font-weight-asian="normal" style:font-size-complex="10.5pt" style:font-weight-complex="normal"/>
    </style:style>
    <style:style style:name="P43"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fo:font-weight="bold" style:font-size-asian="10.5pt" style:font-weight-asian="bold" style:font-size-complex="10.5pt" style:font-weight-complex="bold"/>
    </style:style>
    <style:style style:name="P44"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fo:font-weight="bold" officeooo:paragraph-rsid="00852fb1" style:font-size-asian="10.5pt" style:font-weight-asian="bold" style:font-size-complex="10.5pt" style:font-weight-complex="bold"/>
    </style:style>
    <style:style style:name="P45"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fo:font-weight="bold" officeooo:paragraph-rsid="0089f115" style:font-size-asian="10.5pt" style:font-weight-asian="bold" style:font-size-complex="10.5pt" style:font-weight-complex="bold"/>
    </style:style>
    <style:style style:name="P46"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fo:font-weight="bold" fo:background-color="transparent" style:font-size-asian="10.5pt" style:font-weight-asian="bold" style:font-size-complex="10.5pt" style:font-weight-complex="bold"/>
    </style:style>
    <style:style style:name="P47"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fo:font-weight="bold" officeooo:paragraph-rsid="008a9646" fo:background-color="transparent" style:font-size-asian="10.5pt" style:font-weight-asian="bold" style:font-size-complex="10.5pt" style:font-weight-complex="bold"/>
    </style:style>
    <style:style style:name="P48"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bold" fo:background-color="transparent" style:font-size-asian="10.5pt" style:font-weight-asian="bold" style:font-size-complex="10.5pt" style:font-weight-complex="bold"/>
    </style:style>
    <style:style style:name="P49"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bold" officeooo:paragraph-rsid="008a9646" fo:background-color="transparent" style:font-size-asian="10.5pt" style:font-weight-asian="bold" style:font-size-complex="10.5pt" style:font-weight-complex="bold"/>
    </style:style>
    <style:style style:name="P50"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bold" officeooo:paragraph-rsid="007fce41" fo:background-color="transparent" style:font-size-asian="10.5pt" style:font-weight-asian="bold" style:font-size-complex="10.5pt" style:font-weight-complex="bold"/>
    </style:style>
    <style:style style:name="P51"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bold" officeooo:paragraph-rsid="008ee64e" fo:background-color="transparent" style:font-size-asian="10.5pt" style:font-weight-asian="bold" style:font-size-complex="10.5pt" style:font-weight-complex="bold"/>
    </style:style>
    <style:style style:name="P52"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bold" officeooo:paragraph-rsid="009f377b" fo:background-color="transparent" style:font-size-asian="10.5pt" style:font-weight-asian="bold" style:font-size-complex="10.5pt" style:font-weight-complex="bold"/>
    </style:style>
    <style:style style:name="P53"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bold" officeooo:rsid="005f9122" officeooo:paragraph-rsid="007fce41" fo:background-color="transparent" style:font-size-asian="10.5pt" style:font-weight-asian="bold" style:font-size-complex="10.5pt" style:font-weight-complex="bold"/>
    </style:style>
    <style:style style:name="P54"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normal" officeooo:rsid="008d0c92" officeooo:paragraph-rsid="008d0c92" fo:background-color="transparent" style:font-size-asian="10.5pt" style:font-weight-asian="normal" style:font-size-complex="10.5pt" style:font-weight-complex="normal"/>
    </style:style>
    <style:style style:name="P55"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normal" fo:background-color="transparent" style:font-size-asian="10.5pt" style:font-weight-asian="normal" style:font-size-complex="10.5pt" style:font-weight-complex="normal"/>
    </style:style>
    <style:style style:name="P56"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normal" officeooo:paragraph-rsid="008a9646" fo:background-color="transparent" style:font-size-asian="10.5pt" style:font-weight-asian="normal" style:font-size-complex="10.5pt" style:font-weight-complex="normal"/>
    </style:style>
    <style:style style:name="P57"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normal" officeooo:paragraph-rsid="008d0c92" fo:background-color="transparent" style:font-size-asian="10.5pt" style:font-weight-asian="normal" style:font-size-complex="10.5pt" style:font-weight-complex="normal"/>
    </style:style>
    <style:style style:name="P58"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normal" officeooo:paragraph-rsid="009e3e2a" fo:background-color="transparent" style:font-size-asian="10.5pt" style:font-weight-asian="normal" style:font-size-complex="10.5pt" style:font-weight-complex="normal"/>
    </style:style>
    <style:style style:name="P59"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normal" officeooo:rsid="008eb13a" officeooo:paragraph-rsid="008eb13a" fo:background-color="transparent" style:font-size-asian="10.5pt" style:font-weight-asian="normal" style:font-size-complex="10.5pt" style:font-weight-complex="normal"/>
    </style:style>
    <style:style style:name="P60"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normal" officeooo:rsid="0096d20e" officeooo:paragraph-rsid="0096d20e" fo:background-color="transparent" style:font-size-asian="10.5pt" style:font-weight-asian="normal" style:font-size-complex="10.5pt" style:font-weight-complex="normal"/>
    </style:style>
    <style:style style:name="P61"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normal" officeooo:rsid="0098e516" officeooo:paragraph-rsid="0098e516" fo:background-color="transparent" style:font-size-asian="10.5pt" style:font-weight-asian="normal" style:font-size-complex="10.5pt" style:font-weight-complex="normal"/>
    </style:style>
    <style:style style:name="P62"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normal" officeooo:rsid="0099b0f7" officeooo:paragraph-rsid="0099b0f7" fo:background-color="transparent" style:font-size-asian="10.5pt" style:font-weight-asian="normal" style:font-size-complex="10.5pt" style:font-weight-complex="normal"/>
    </style:style>
    <style:style style:name="P63"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normal" officeooo:rsid="009d17ad" officeooo:paragraph-rsid="009d17ad" fo:background-color="transparent" style:font-size-asian="10.5pt" style:font-weight-asian="normal" style:font-size-complex="10.5pt" style:font-weight-complex="normal"/>
    </style:style>
    <style:style style:name="P64"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normal" officeooo:rsid="009e3e2a" officeooo:paragraph-rsid="009e3e2a" fo:background-color="transparent" style:font-size-asian="10.5pt" style:font-weight-asian="normal" style:font-size-complex="10.5pt" style:font-weight-complex="normal"/>
    </style:style>
    <style:style style:name="P65"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none" fo:font-weight="normal" officeooo:rsid="009f377b" officeooo:paragraph-rsid="009f377b" fo:background-color="transparent" style:font-size-asian="10.5pt" style:font-weight-asian="normal" style:font-size-complex="10.5pt" style:font-weight-complex="normal"/>
    </style:style>
    <style:style style:name="P66"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solid" style:text-underline-width="auto" style:text-underline-color="font-color" fo:font-weight="bold" fo:background-color="transparent" style:font-size-asian="10.5pt" style:font-weight-asian="bold" style:font-size-complex="10.5pt" style:font-weight-complex="bold"/>
    </style:style>
    <style:style style:name="P67"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n" fo:country="US" style:text-underline-style="solid" style:text-underline-width="auto" style:text-underline-color="font-color" fo:font-weight="bold" officeooo:paragraph-rsid="008a9646" fo:background-color="transparent" style:font-size-asian="10.5pt" style:font-weight-asian="bold" style:font-size-complex="10.5pt" style:font-weight-complex="bold"/>
    </style:style>
    <style:style style:name="P68" style:family="paragraph" style:parent-style-name="Standard">
      <style:paragraph-properties fo:margin-top="0cm" fo:margin-bottom="0cm" loext:contextual-spacing="false" fo:text-align="justify" style:justify-single-word="false"/>
      <style:text-properties style:use-window-font-color="true" style:font-name="Century Gothic" fo:font-size="10.5pt" fo:language="es" fo:country="ES" style:text-underline-style="solid" style:text-underline-width="auto" style:text-underline-color="font-color" fo:font-weight="bold" style:font-size-asian="10.5pt" style:font-weight-asian="bold" style:font-size-complex="10.5pt" style:font-weight-complex="bold"/>
    </style:style>
    <style:style style:name="P69" style:family="paragraph" style:parent-style-name="Standard">
      <style:paragraph-properties fo:margin-top="0cm" fo:margin-bottom="0cm" loext:contextual-spacing="false" fo:text-align="justify" style:justify-single-word="false"/>
      <style:text-properties style:use-window-font-color="true" style:font-name="Century Gothic" fo:font-size="10.5pt" officeooo:rsid="00182c4f" officeooo:paragraph-rsid="0089f115" style:font-size-asian="10.5pt" style:font-size-complex="10.5pt"/>
    </style:style>
    <style:style style:name="P70" style:family="paragraph" style:parent-style-name="Standard">
      <style:paragraph-properties fo:margin-top="0cm" fo:margin-bottom="0cm" loext:contextual-spacing="false" fo:text-align="justify" style:justify-single-word="false"/>
      <style:text-properties style:use-window-font-color="true" style:font-name="Century Gothic" fo:font-size="11pt" fo:language="en" fo:country="US" style:text-underline-style="none" fo:font-weight="bold" style:font-size-asian="11pt" style:font-weight-asian="bold" style:font-size-complex="11pt" style:font-weight-complex="bold"/>
    </style:style>
    <style:style style:name="P71" style:family="paragraph" style:parent-style-name="Standard">
      <style:paragraph-properties fo:margin-top="0cm" fo:margin-bottom="0cm" loext:contextual-spacing="false" fo:text-align="start" style:justify-single-word="false" fo:orphans="2" fo:widows="2" fo:background-color="#ffffff">
        <style:background-image/>
      </style:paragraph-properties>
      <style:text-properties fo:font-variant="normal" fo:text-transform="none" style:use-window-font-color="true" style:font-name="Century Gothic" fo:font-size="10.5pt" fo:letter-spacing="normal" fo:language="es" fo:country="ES" fo:font-style="normal" fo:font-weight="normal" officeooo:paragraph-rsid="00852fb1" style:font-size-asian="10.5pt" style:font-weight-asian="normal" style:font-size-complex="10.5pt" style:font-weight-complex="normal"/>
    </style:style>
    <style:style style:name="P72" style:family="paragraph" style:parent-style-name="Standard">
      <style:paragraph-properties fo:text-align="justify" style:justify-single-word="false" fo:padding="0cm" fo:border-left="none" fo:border-right="none" fo:border-top="none" fo:border-bottom="0.51pt solid #000000"/>
      <style:text-properties style:font-name="Century Gothic" fo:font-size="11pt" fo:language="en" fo:country="US" fo:font-weight="bold" officeooo:paragraph-rsid="008fcaa1" style:font-size-asian="11pt" style:font-weight-asian="bold" style:font-size-complex="11pt" style:font-weight-complex="bold"/>
    </style:style>
    <style:style style:name="P73" style:family="paragraph" style:parent-style-name="Standard">
      <style:paragraph-properties fo:text-align="justify" style:justify-single-word="false" fo:padding="0cm" fo:border-left="none" fo:border-right="none" fo:border-top="none" fo:border-bottom="0.51pt solid #000000"/>
      <style:text-properties style:use-window-font-color="true" style:font-name="Century Gothic" fo:font-size="11pt" fo:language="en" fo:country="US" style:text-underline-style="none" fo:font-weight="bold" style:font-size-asian="11pt" style:font-weight-asian="bold" style:font-size-complex="11pt" style:font-weight-complex="bold"/>
    </style:style>
    <style:style style:name="P74" style:family="paragraph" style:parent-style-name="Standard">
      <style:paragraph-properties fo:text-align="justify" style:justify-single-word="false" fo:padding="0cm" fo:border-left="none" fo:border-right="none" fo:border-top="none" fo:border-bottom="0.51pt solid #000000"/>
      <style:text-properties style:use-window-font-color="true" style:font-name="Century Gothic" fo:font-size="11pt" fo:language="en" fo:country="US" style:text-underline-style="none" fo:font-weight="bold" officeooo:paragraph-rsid="0089f115" style:font-size-asian="11pt" style:font-weight-asian="bold" style:font-size-complex="11pt" style:font-weight-complex="bold"/>
    </style:style>
    <style:style style:name="P75" style:family="paragraph" style:parent-style-name="Standard">
      <style:paragraph-properties fo:text-align="justify" style:justify-single-word="false" fo:padding="0cm" fo:border-left="none" fo:border-right="none" fo:border-top="none" fo:border-bottom="0.51pt solid #000000"/>
      <style:text-properties style:use-window-font-color="true" style:font-name="Century Gothic" fo:language="en" fo:country="US"/>
    </style:style>
    <style:style style:name="P76" style:family="paragraph" style:parent-style-name="Standard">
      <style:paragraph-properties fo:text-align="justify" style:justify-single-word="false" fo:padding="0cm" fo:border-left="none" fo:border-right="none" fo:border-top="none" fo:border-bottom="0.51pt solid #000000"/>
      <style:text-properties style:use-window-font-color="true" style:font-name="Century Gothic" fo:language="en" fo:country="US" officeooo:paragraph-rsid="0089f115"/>
    </style:style>
    <style:style style:name="P77"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fo:font-variant="normal" fo:text-transform="none" fo:color="#cc0000" style:font-name="Century Gothic" fo:font-size="10.5pt" fo:letter-spacing="normal" fo:font-style="normal" fo:font-weight="normal" officeooo:paragraph-rsid="00955852"/>
    </style:style>
    <style:style style:name="P78"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fo:font-variant="normal" fo:text-transform="none" style:use-window-font-color="true" style:font-name="Century Gothic" fo:font-size="10.5pt" fo:letter-spacing="normal" fo:font-style="normal" fo:font-weight="normal"/>
    </style:style>
    <style:style style:name="P79"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fo:font-variant="normal" fo:text-transform="none" style:use-window-font-color="true" style:font-name="Century Gothic" fo:font-size="10.5pt" fo:letter-spacing="normal" fo:font-style="normal" fo:font-weight="normal" officeooo:paragraph-rsid="00859925"/>
    </style:style>
    <style:style style:name="P80"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fo:font-variant="normal" fo:text-transform="none" style:use-window-font-color="true" style:font-name="Century Gothic" fo:font-size="10.5pt" fo:letter-spacing="normal" fo:font-style="normal" fo:font-weight="normal" officeooo:paragraph-rsid="008ecde4"/>
    </style:style>
    <style:style style:name="P81"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fo:font-variant="normal" fo:text-transform="none" style:use-window-font-color="true" style:font-name="Century Gothic" fo:font-size="10.5pt" fo:letter-spacing="normal" fo:font-style="normal" fo:font-weight="normal" officeooo:paragraph-rsid="008ee64e"/>
    </style:style>
    <style:style style:name="P82"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fo:font-variant="normal" fo:text-transform="none" style:use-window-font-color="true" style:font-name="Century Gothic" fo:font-size="10.5pt" fo:letter-spacing="normal" fo:font-style="normal" fo:font-weight="normal" officeooo:rsid="008ecde4" officeooo:paragraph-rsid="008ecde4"/>
    </style:style>
    <style:style style:name="P83"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fo:font-variant="normal" fo:text-transform="none" style:use-window-font-color="true" style:font-name="Century Gothic" fo:font-size="10.5pt" fo:letter-spacing="normal" fo:font-style="normal" fo:font-weight="bold" officeooo:paragraph-rsid="00852fb1" style:font-weight-asian="bold" style:font-weight-complex="bold"/>
    </style:style>
    <style:style style:name="P84"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fo:font-variant="normal" fo:text-transform="none" style:use-window-font-color="true" style:font-name="Century Gothic" fo:font-size="10.5pt" fo:letter-spacing="normal" fo:font-style="normal" fo:font-weight="bold" officeooo:paragraph-rsid="00859925" style:font-weight-asian="bold" style:font-weight-complex="bold"/>
    </style:style>
    <style:style style:name="P85"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fo:font-variant="normal" fo:text-transform="none" style:use-window-font-color="true" style:font-name="Century Gothic" fo:font-size="10.5pt" fo:letter-spacing="normal" fo:font-style="normal" style:text-underline-style="none" fo:font-weight="bold" officeooo:paragraph-rsid="00852fb1" style:font-weight-asian="bold" style:font-weight-complex="bold"/>
    </style:style>
    <style:style style:name="P86"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fo:font-variant="normal" fo:text-transform="none" style:use-window-font-color="true" style:font-name="Century Gothic" fo:letter-spacing="normal"/>
    </style:style>
    <style:style style:name="P87"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style:use-window-font-color="true" fo:font-size="10.5pt" officeooo:paragraph-rsid="00852fb1"/>
    </style:style>
    <style:style style:name="P88"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style:use-window-font-color="true" style:font-name="Century Gothic"/>
    </style:style>
    <style:style style:name="P89"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style:use-window-font-color="true" officeooo:paragraph-rsid="00852fb1"/>
    </style:style>
    <style:style style:name="P90" style:family="paragraph" style:parent-style-name="Preformatted_20_Text">
      <style:paragraph-properties fo:margin-top="0cm" fo:margin-bottom="0cm" loext:contextual-spacing="false" fo:text-align="start" style:justify-single-word="false" fo:orphans="2" fo:widows="2" fo:background-color="#ffffff">
        <style:background-image/>
      </style:paragraph-properties>
      <style:text-properties fo:color="#cc0000" style:font-name="Century Gothic" officeooo:paragraph-rsid="00954073"/>
    </style:style>
    <style:style style:name="P91" style:family="paragraph" style:parent-style-name="Preformatted_20_Text">
      <style:paragraph-properties fo:margin-top="0cm" fo:margin-bottom="0cm" loext:contextual-spacing="false" fo:text-align="justify" style:justify-single-word="false"/>
      <style:text-properties fo:font-variant="normal" fo:text-transform="none" fo:color="#cc0000" style:font-name="Century Gothic" fo:font-size="10.5pt" fo:letter-spacing="normal" fo:language="en" fo:country="US" fo:font-style="normal" fo:font-weight="bold" officeooo:paragraph-rsid="00852fb1" style:font-size-asian="10.5pt" style:font-weight-asian="bold" style:font-size-complex="10.5pt" style:font-weight-complex="bold"/>
    </style:style>
    <style:style style:name="P92" style:family="paragraph" style:parent-style-name="Preformatted_20_Text">
      <style:paragraph-properties fo:margin-top="0cm" fo:margin-bottom="0cm" loext:contextual-spacing="false" fo:text-align="justify" style:justify-single-word="false"/>
      <style:text-properties style:use-window-font-color="true" fo:font-size="10.5pt" officeooo:paragraph-rsid="00852fb1" style:font-size-asian="10.5pt" style:font-size-complex="10.5pt"/>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style:text-underline-style="none" fo:font-weight="normal" style:font-size-asian="10pt" style:font-weight-asian="normal" style:font-size-complex="10pt" style:font-weight-complex="normal"/>
    </style:style>
    <style:style style:name="T3" style:family="text">
      <style:text-properties style:text-underline-style="none"/>
    </style:style>
    <style:style style:name="T4" style:family="text">
      <style:text-properties style:text-underline-style="none" officeooo:rsid="008eb13a"/>
    </style:style>
    <style:style style:name="T5" style:family="text">
      <style:text-properties officeooo:rsid="002c6a9b"/>
    </style:style>
    <style:style style:name="T6" style:family="text">
      <style:text-properties officeooo:rsid="002d0815"/>
    </style:style>
    <style:style style:name="T7" style:family="text">
      <style:text-properties officeooo:rsid="002d11f1"/>
    </style:style>
    <style:style style:name="T8" style:family="text">
      <style:text-properties officeooo:rsid="002ff2b4"/>
    </style:style>
    <style:style style:name="T9" style:family="text">
      <style:text-properties officeooo:rsid="003289e9"/>
    </style:style>
    <style:style style:name="T10" style:family="text">
      <style:text-properties officeooo:rsid="0032e187"/>
    </style:style>
    <style:style style:name="T11" style:family="text">
      <style:text-properties officeooo:rsid="00349470"/>
    </style:style>
    <style:style style:name="T12" style:family="text">
      <style:text-properties officeooo:rsid="00358283"/>
    </style:style>
    <style:style style:name="T13" style:family="text">
      <style:text-properties officeooo:rsid="0036c7e6"/>
    </style:style>
    <style:style style:name="T14" style:family="text">
      <style:text-properties officeooo:rsid="0039ccb3"/>
    </style:style>
    <style:style style:name="T15" style:family="text">
      <style:text-properties officeooo:rsid="003a75c4"/>
    </style:style>
    <style:style style:name="T16" style:family="text">
      <style:text-properties officeooo:rsid="003af870"/>
    </style:style>
    <style:style style:name="T17" style:family="text">
      <style:text-properties officeooo:rsid="0040e9b2"/>
    </style:style>
    <style:style style:name="T18" style:family="text">
      <style:text-properties officeooo:rsid="004b96bd"/>
    </style:style>
    <style:style style:name="T19" style:family="text">
      <style:text-properties officeooo:rsid="007e367e"/>
    </style:style>
    <style:style style:name="T20" style:family="text">
      <style:text-properties fo:font-size="10.5pt" fo:font-style="normal" fo:font-weight="normal"/>
    </style:style>
    <style:style style:name="T21" style:family="text">
      <style:text-properties fo:font-variant="normal" fo:text-transform="none" style:font-name="Century Gothic" fo:letter-spacing="normal" fo:language="en" fo:country="US" fo:font-style="normal" fo:font-weight="bold" style:font-size-asian="10.5pt" style:font-weight-asian="bold" style:font-size-complex="10.5pt" style:font-weight-complex="bold"/>
    </style:style>
    <style:style style:name="T22" style:family="text">
      <style:text-properties fo:font-variant="normal" fo:text-transform="none" style:font-name="Century Gothic" fo:letter-spacing="normal" fo:language="en" fo:country="US" fo:font-style="normal" fo:font-weight="bold" officeooo:rsid="002ff2b4" style:font-size-asian="10.5pt" style:font-weight-asian="bold" style:font-size-complex="10.5pt" style:font-weight-complex="bold"/>
    </style:style>
    <style:style style:name="T23" style:family="text">
      <style:text-properties fo:font-variant="normal" fo:text-transform="none" style:font-name="Century Gothic" fo:letter-spacing="normal" fo:language="en" fo:country="US" fo:font-style="normal" fo:font-weight="bold" style:font-weight-asian="bold" style:font-weight-complex="bold"/>
    </style:style>
    <style:style style:name="T24" style:family="text">
      <style:text-properties fo:font-variant="normal" fo:text-transform="none" style:font-name="Century Gothic" fo:letter-spacing="normal" fo:language="en" fo:country="US" fo:font-style="normal" fo:font-weight="bold" officeooo:rsid="002ff2b4" style:font-weight-asian="bold" style:font-weight-complex="bold"/>
    </style:style>
    <style:style style:name="T25" style:family="text">
      <style:text-properties fo:font-variant="normal" fo:text-transform="none" style:font-name="Century Gothic" fo:letter-spacing="normal" fo:language="en" fo:country="US" fo:font-style="normal" fo:font-weight="bold" officeooo:rsid="008eb13a" style:font-weight-asian="bold" style:font-weight-complex="bold"/>
    </style:style>
    <style:style style:name="T26" style:family="text">
      <style:text-properties fo:font-variant="normal" fo:text-transform="none" style:font-name="Century Gothic" fo:letter-spacing="normal" fo:language="en" fo:country="US" fo:font-style="normal" fo:font-weight="bold" officeooo:rsid="008ecde4" style:font-weight-asian="bold" style:font-weight-complex="bold"/>
    </style:style>
    <style:style style:name="T27" style:family="text">
      <style:text-properties fo:font-variant="normal" fo:text-transform="none" style:font-name="Century Gothic" fo:letter-spacing="normal" fo:font-style="normal" fo:font-weight="bold" style:font-weight-asian="bold" style:font-weight-complex="bold"/>
    </style:style>
    <style:style style:name="T28" style:family="text">
      <style:text-properties fo:font-variant="normal" fo:text-transform="none" style:font-name="Century Gothic" fo:letter-spacing="normal" fo:font-style="normal" fo:font-weight="bold" officeooo:rsid="00852fb1" style:font-weight-asian="bold" style:font-weight-complex="bold"/>
    </style:style>
    <style:style style:name="T29" style:family="text">
      <style:text-properties fo:font-variant="normal" fo:text-transform="none" style:font-name="Century Gothic" fo:letter-spacing="normal" fo:font-style="normal" fo:font-weight="bold" officeooo:rsid="008eb13a" style:font-weight-asian="bold" style:font-weight-complex="bold"/>
    </style:style>
    <style:style style:name="T30" style:family="text">
      <style:text-properties fo:font-variant="normal" fo:text-transform="none" style:font-name="Century Gothic" fo:font-size="10.5pt" fo:letter-spacing="normal" fo:language="en" fo:country="US" fo:font-style="normal" fo:font-weight="bold" style:font-size-asian="10.5pt" style:font-weight-asian="bold" style:font-size-complex="10.5pt" style:font-weight-complex="bold"/>
    </style:style>
    <style:style style:name="T31" style:family="text">
      <style:text-properties fo:font-variant="normal" fo:text-transform="none" style:font-name="Century Gothic" fo:font-size="10.5pt" fo:letter-spacing="normal" fo:language="en" fo:country="US" fo:font-style="normal" fo:font-weight="bold" officeooo:rsid="002ff2b4" style:font-size-asian="10.5pt" style:font-weight-asian="bold" style:font-size-complex="10.5pt" style:font-weight-complex="bold"/>
    </style:style>
    <style:style style:name="T32" style:family="text">
      <style:text-properties fo:font-variant="normal" fo:text-transform="none" style:font-name="Century Gothic" fo:font-size="10.5pt" fo:letter-spacing="normal" fo:font-style="normal" fo:font-weight="bold" style:font-weight-asian="bold" style:font-weight-complex="bold"/>
    </style:style>
    <style:style style:name="T33" style:family="text">
      <style:text-properties fo:font-variant="normal" fo:text-transform="none" style:font-name="Century Gothic" fo:font-size="10.5pt" fo:letter-spacing="normal" fo:font-style="normal" fo:font-weight="bold" officeooo:rsid="00852fb1" style:font-weight-asian="bold" style:font-weight-complex="bold"/>
    </style:style>
    <style:style style:name="T34" style:family="text">
      <style:text-properties fo:font-variant="normal" fo:text-transform="none" style:font-name="Century Gothic" fo:font-size="10.5pt" fo:letter-spacing="normal" fo:font-style="normal" fo:font-weight="bold" officeooo:rsid="008eb13a" style:font-weight-asian="bold" style:font-weight-complex="bold"/>
    </style:style>
    <style:style style:name="T35" style:family="text">
      <style:text-properties fo:font-weight="normal" officeooo:rsid="009f377b" style:font-weight-asian="normal" style:font-weight-complex="normal"/>
    </style:style>
    <style:style style:name="T36" style:family="text">
      <style:text-properties officeooo:rsid="00852fb1"/>
    </style:style>
    <style:style style:name="T37" style:family="text">
      <style:text-properties style:use-window-font-color="true" fo:font-weight="normal" style:font-weight-asian="normal" style:font-weight-complex="normal"/>
    </style:style>
    <style:style style:name="T38" style:family="text">
      <style:text-properties style:use-window-font-color="true" fo:font-weight="normal" officeooo:rsid="00358283" style:font-weight-asian="normal" style:font-weight-complex="normal"/>
    </style:style>
    <style:style style:name="T39" style:family="text">
      <style:text-properties style:use-window-font-color="true" officeooo:rsid="0085ab67"/>
    </style:style>
    <style:style style:name="T40" style:family="text">
      <style:text-properties style:use-window-font-color="true" officeooo:rsid="00955852"/>
    </style:style>
    <style:style style:name="T41" style:family="text">
      <style:text-properties style:use-window-font-color="true" style:font-weight-asian="normal" style:font-weight-complex="normal"/>
    </style:style>
    <style:style style:name="T42" style:family="text">
      <style:text-properties officeooo:rsid="00859925"/>
    </style:style>
    <style:style style:name="T43" style:family="text">
      <style:text-properties fo:language="en" fo:country="US" style:font-size-asian="10.5pt" style:font-size-complex="10.5pt"/>
    </style:style>
    <style:style style:name="T44" style:family="text">
      <style:text-properties fo:language="en" fo:country="US" officeooo:rsid="002ff2b4" style:font-size-asian="10.5pt" style:font-size-complex="10.5pt"/>
    </style:style>
    <style:style style:name="T45" style:family="text">
      <style:text-properties officeooo:rsid="008866e0"/>
    </style:style>
    <style:style style:name="T46" style:family="text">
      <style:text-properties officeooo:rsid="0089f115"/>
    </style:style>
    <style:style style:name="T47" style:family="text">
      <style:text-properties officeooo:rsid="00346b08"/>
    </style:style>
    <style:style style:name="T48" style:family="text">
      <style:text-properties style:font-name="Century Gothic" officeooo:rsid="003650f2"/>
    </style:style>
    <style:style style:name="T49" style:family="text">
      <style:text-properties style:font-name="Century Gothic" officeooo:rsid="00346b08"/>
    </style:style>
    <style:style style:name="T50" style:family="text">
      <style:text-properties officeooo:rsid="008d0c92"/>
    </style:style>
    <style:style style:name="T51" style:family="text">
      <style:text-properties officeooo:rsid="008eb13a"/>
    </style:style>
    <style:style style:name="T52" style:family="text">
      <style:text-properties officeooo:rsid="008ecde4"/>
    </style:style>
    <style:style style:name="T53" style:family="text">
      <style:text-properties officeooo:rsid="008ee64e"/>
    </style:style>
    <style:style style:name="T54" style:family="text">
      <style:text-properties officeooo:rsid="008fcaa1"/>
    </style:style>
    <style:style style:name="T55" style:family="text">
      <style:text-properties officeooo:rsid="0092101d"/>
    </style:style>
    <style:style style:name="T56" style:family="text">
      <style:text-properties officeooo:rsid="00937518"/>
    </style:style>
    <style:style style:name="T57" style:family="text">
      <style:text-properties officeooo:rsid="0096d20e"/>
    </style:style>
    <style:style style:name="T58" style:family="text">
      <style:text-properties officeooo:rsid="0098e221"/>
    </style:style>
    <style:style style:name="T59" style:family="text">
      <style:text-properties officeooo:rsid="0098e516"/>
    </style:style>
    <style:style style:name="T60" style:family="text">
      <style:text-properties officeooo:rsid="0099f592"/>
    </style:style>
    <style:style style:name="T61" style:family="text">
      <style:text-properties fo:font-weight="bold" style:font-weight-asian="bold" style:font-weight-complex="bold"/>
    </style:style>
    <style:style style:name="T62" style:family="text">
      <style:text-properties style:font-weight-asian="normal" style:font-weight-complex="normal"/>
    </style:style>
    <style:style style:name="T63" style:family="text">
      <style:text-properties officeooo:rsid="009e3e2a"/>
    </style:style>
    <style:style style:name="T64" style:family="text">
      <style:text-properties officeooo:rsid="009f377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JECT MODULE FILE <text:s/>(IT DEPARTAMENT)</text:p>
      <text:p text:style-name="P5"/>
      <text:p text:style-name="P20">GROUP <text:span text:style-name="T1"><text:s/>DAW2 </text:span></text:p>
      <text:p text:style-name="P7"/>
      <text:p text:style-name="P6"/>
      <text:p text:style-name="P20">TITLE: </text:p>
      <text:p text:style-name="P8"/>
      <text:p text:style-name="P72"><text:span text:style-name="T54">VERSION</text:span>: <text:span text:style-name="T54">v 1.2</text:span> </text:p>
      <text:p text:style-name="P5"/>
      <text:p text:style-name="P20">GROUP MEMBERS <text:span text:style-name="T1">(The students' names that will develop the project)</text:span></text:p>
      <text:p text:style-name="P7"/>
      <text:list xml:id="list6855781158297525531" text:style-name="L1">
        <text:list-item>
          <text:p text:style-name="P24">Jean David Andrade Pazmiño</text:p>
        </text:list-item>
        <text:list-item>
          <text:p text:style-name="P24">Aleix Velasco Calvo</text:p>
        </text:list-item>
      </text:list>
      <text:p text:style-name="P6"/>
      <text:p text:style-name="P6"/>
      <text:p text:style-name="P20">DESCRIPTION <text:span text:style-name="T1">(Write in no more than 20 text lines the objectives of the project)</text:span></text:p>
      <text:p text:style-name="P7"/>
      <text:p text:style-name="P33">Our pro<text:span text:style-name="T14">j</text:span>ect will be based in designing a digital magazine about video games, films and series. There will be <text:span text:style-name="T6">writers</text:span> who introduce news from a special menu designed for they can introduce news without introduce <text:span text:style-name="T16">HTML</text:span> code or other code to <text:span text:style-name="T5">design</text:span> web sites. On the other hand, the user will be able to comment the articles and grade. The web site will also have cards about video games, films and series that are spoken in the articles, the users also comment and grade the c<text:span text:style-name="T15">ar</text:span>ds and the articles.</text:p>
      <text:p text:style-name="P34"/>
      <text:p text:style-name="P31">In addition there will be another part of the web exclusively for registered users, which will be as a forum. Users can ask or contribute information on topics related to games, films or series <text:span text:style-name="T51">by</text:span> the same menu with which the articles are designed. Other users will be able to comment and rate.</text:p>
      <text:p text:style-name="P5"/>
      <text:p text:style-name="P20">MATERIALS REQUIRED AND TECHNICAL SPECIFICATIONS OF THE PROJECT</text:p>
      <text:p text:style-name="P9"/>
      <text:p text:style-name="P25"/>
      <text:p text:style-name="P21">FUNCTIONAL REQUIREMENTS </text:p>
      <text:p text:style-name="P22">(Draft version: it is a first version to specify all functionalities and their results, as well as the profile users who may run each functionality)</text:p>
      <text:p text:style-name="P10"/>
      <text:p text:style-name="P48">MANAGEMENT OF REGISTER</text:p>
      <text:p text:style-name="P13"/>
      <text:p text:style-name="P46"><text:span text:style-name="T7">FR</text:span>01. Register of the user</text:p>
      <text:p text:style-name="P62">A user can register using a form that consists of the following fields: nick (consisting only of letters and digits), the name and surname of the user, his year of birth (in YYYY / MM / DD format), his mail <text:span text:style-name="T60">(</text:span>Example@example.com) and a password (consisting only of letters and digits).</text:p>
      <text:p text:style-name="P62">When a user is registered can comment articles, value articles and letters, send private messages to other users and also can make contributions in the forum.</text:p>
      <text:p text:style-name="P62">You will also have a profile where your data will be displayed, and where you can modify them, and their links to the articles you have created in the forum.</text:p>
      <text:p text:style-name="P36"><text:s/></text:p>
      <text:p text:style-name="P48">MANAGEMENT OF LOG IN</text:p>
      <text:p text:style-name="P11"/>
      <text:p text:style-name="P48"><text:span text:style-name="T7">FR</text:span>02. Log in</text:p>
      <text:p text:style-name="P54">The registered users can login using their nick and password to access their account.</text:p>
      <text:p text:style-name="P12"/>
      <text:p text:style-name="P53"><text:span text:style-name="T7">FR03</text:span>. <text:span text:style-name="T45">Change Password</text:span></text:p>
      <text:p text:style-name="P18"/>
      <text:p text:style-name="P65">Users who do not remember your password will be able to change it by clicking on the "I forgot my password" section that will send you to a page where you will be asked for your email. At <text:soft-page-break/>that time an email will be sent with a link to be able to modify your password.</text:p>
      <text:p text:style-name="P14"/>
      <text:p text:style-name="P46"><text:span text:style-name="T3">MANAGEMENT OF</text:span> LOG OUT</text:p>
      <text:p text:style-name="P66"/>
      <text:p text:style-name="P48"><text:span text:style-name="T7">FR</text:span>0<text:span text:style-name="T53">4</text:span>. Log out</text:p>
      <text:p text:style-name="P55"/>
      <text:p text:style-name="P65">Registered users and users can log out of their account by pressing only one button (Log out).</text:p>
      <text:p text:style-name="P16"/>
      <text:p text:style-name="P48">MANAGEMENT OF LANGUAGE</text:p>
      <text:p text:style-name="P48"/>
      <text:p text:style-name="P48"><text:span text:style-name="T7">FR05</text:span>. Language of the web site</text:p>
      <text:p text:style-name="P55"/>
      <text:p text:style-name="P59">Users can choose from the available languages, those languages available for now will be two, Spanish or English. Depending on the language selected, the content of the web page will change to the selected language.</text:p>
      <text:p text:style-name="P50"/>
      <text:p text:style-name="P49">MANAGEMENT OF CATEGORIAS</text:p>
      <text:p text:style-name="P49"/>
      <text:p text:style-name="P52">FR0<text:span text:style-name="T53">6</text:span>. Add <text:span text:style-name="T64">category</text:span></text:p>
      <text:p text:style-name="P49"/>
      <text:p text:style-name="P65">A writer can create categories. Mainly the web page will have three categories (movies, series and video games), later it could be implemented more categoories like music.</text:p>
      <text:p text:style-name="P56"/>
      <text:p text:style-name="P65">The admin of the web will create actegorias. These categories will have a section with all the letters that belong to that category with their articles.</text:p>
      <text:p text:style-name="P49"/>
      <text:p text:style-name="P52">FR0<text:span text:style-name="T53">7</text:span>. Modify <text:span text:style-name="T64">category</text:span></text:p>
      <text:p text:style-name="P49"/>
      <text:p text:style-name="P65">The categories added by the administrator can be modified in case of error.</text:p>
      <text:p text:style-name="P67"/>
      <text:p text:style-name="P52">FR0<text:span text:style-name="T53">8</text:span>. Delete <text:span text:style-name="T64">category</text:span></text:p>
      <text:p text:style-name="P49"/>
      <text:p text:style-name="P65">If a category has been added by mistake or is no longer wanted, that category the administrator can delete it.</text:p>
      <text:p text:style-name="P38"/>
      <text:p text:style-name="P49">MANAGEMENT OF ARTICLES</text:p>
      <text:p text:style-name="P49"/>
      <text:p text:style-name="P49">FR0<text:span text:style-name="T53">9</text:span>. Add articles</text:p>
      <text:p text:style-name="P49"/>
      <text:p text:style-name="P56">A writer of the web site will be able to add a<text:span text:style-name="T64">n</text:span> article from a writer panel. if the writer select this option, will appear a form that with the options: add the title, the subtitle, the body of the article. This fields will be obligatory. <text:s/>Besides the user too will be able to add images, videos and links inside the body of the article. When the writer will be finished the article will appear a preview of the article, if the writer is satisfied with preview, will must add the tags of the article and submit the article. otherwise the user will be able to go back and edit the article. </text:p>
      <text:p text:style-name="P49"/>
      <text:p text:style-name="P49">FR<text:span text:style-name="T53">10</text:span>. Modify articles</text:p>
      <text:p text:style-name="P49"/>
      <text:p text:style-name="P56">if the writer has selected this option from the writer panel, will appear a list of his articles, then he will select a<text:span text:style-name="T64">n</text:span> article and will appear the article inside a the same form used to add an article. There the writer will be able to modify his article. When he will finished to edit the article then he will have a preview and tags will be request again. If he is satisfied with the article he will be send it. Otherwise he will be able to go back and keep editing. <text:s/></text:p>
      <text:p text:style-name="P67"/>
      <text:p text:style-name="P49">FR<text:span text:style-name="T53">11</text:span>. Delete articles</text:p>
      <text:p text:style-name="P49"/>
      <text:p text:style-name="P65">A writer of the website will be able to delete an article from a writer panel.</text:p>
      <text:p text:style-name="P49"><text:soft-page-break/>MANAGEMENT OF CARDS</text:p>
      <text:p text:style-name="P49"/>
      <text:p text:style-name="P49">FR<text:span text:style-name="T53">12</text:span>. Add cards</text:p>
      <text:p text:style-name="P49"/>
      <text:p text:style-name="P64">The data of the cards will be obtained from external pages that have databases with the data of the card. If it is not on our page and is necessary for an article, a request will be sent to the page and the administrator will add it.</text:p>
      <text:p text:style-name="P38"/>
      <text:p text:style-name="P49">FR<text:span text:style-name="T53">13</text:span>. Modify cards</text:p>
      <text:p text:style-name="P49"/>
      <text:p text:style-name="P64">If you are not satisfied with the data loaded from other databases, they can be modified manually. They can be modified by both the writers and the administrator.</text:p>
      <text:p text:style-name="P39"/>
      <text:p text:style-name="P49">FR<text:span text:style-name="T53">14</text:span>. Delete cards</text:p>
      <text:p text:style-name="P49"/>
      <text:p text:style-name="P58"><text:span text:style-name="T63">If a card has been added in error or is no longer necessary the administrator can delete it.</text:span></text:p>
      <text:p text:style-name="P38"/>
      <text:p text:style-name="P49">MANAGEMENT OF SEARCH</text:p>
      <text:p text:style-name="P38"/>
      <text:p text:style-name="P49">FR1<text:span text:style-name="T53">5</text:span>. Search for name</text:p>
      <text:p text:style-name="P49"/>
      <text:p text:style-name="P56">There will be a button of search where the users will be able to search a article <text:s/>introducing the name of the article.</text:p>
      <text:p text:style-name="P38"/>
      <text:p text:style-name="P49">FR1<text:span text:style-name="T53">6</text:span>. Search for category</text:p>
      <text:p text:style-name="P49"/>
      <text:p text:style-name="P56">There will be a menu where appear the different categories of the articles (video games, films and series).</text:p>
      <text:p text:style-name="P37"/>
      <text:p text:style-name="P51">FR1<text:span text:style-name="T53">7</text:span>. Filt<text:span text:style-name="T55">er</text:span>s</text:p>
      <text:p text:style-name="P51"/>
      <text:p text:style-name="P63">At the time of the search there will be different filters to sort articles, which are date of publication, visits, valuation, category and if written by a writer or a registered user.</text:p>
      <text:p text:style-name="P40"/>
      <text:p text:style-name="P49">MANAGEMENT OF VALUATIONS</text:p>
      <text:p text:style-name="P47"/>
      <text:p text:style-name="P47">FR1<text:span text:style-name="T53">8</text:span>. Value cards</text:p>
      <text:p text:style-name="P47"/>
      <text:p text:style-name="P56">The registered user will be able to value a card from 1 to 10.</text:p>
      <text:p text:style-name="P49"/>
      <text:p text:style-name="P49">FR<text:span text:style-name="T53">19</text:span>. Value articles</text:p>
      <text:p text:style-name="P49"/>
      <text:p text:style-name="P56">The registered user will be able to value positive or negative a<text:span text:style-name="T56">n</text:span> article.</text:p>
      <text:p text:style-name="P49"/>
      <text:p text:style-name="P49">FR<text:span text:style-name="T53">20</text:span>. Value comments</text:p>
      <text:p text:style-name="P49"/>
      <text:p text:style-name="P56">The registered user will be able to comment positive or negative a comment of a<text:span text:style-name="T56">n</text:span> article.</text:p>
      <text:p text:style-name="P56"/>
      <text:p text:style-name="P49">MANAGEMENT OF COMMENTS</text:p>
      <text:p text:style-name="P49"/>
      <text:p text:style-name="P49">FR<text:span text:style-name="T53">21</text:span>. Add a comment</text:p>
      <text:p text:style-name="P49"/>
      <text:p text:style-name="P56">The registered user will be able to comment a<text:span text:style-name="T56">n</text:span> article or a card.</text:p>
      <text:p text:style-name="P49"/>
      <text:p text:style-name="P49">FR<text:span text:style-name="T53">22</text:span>. Delete a comment</text:p>
      <text:p text:style-name="P49"/>
      <text:p text:style-name="P56">The registered user will be able to delete his comment.</text:p>
      <text:p text:style-name="P49"><text:soft-page-break/></text:p>
      <text:p text:style-name="P49">FR<text:span text:style-name="T53">23</text:span>. Modify a comment</text:p>
      <text:p text:style-name="P49"/>
      <text:p text:style-name="P56">The registered user will be able to modify his comment.</text:p>
      <text:p text:style-name="P37"/>
      <text:p text:style-name="P49">FR<text:span text:style-name="T53">24</text:span>. Report a comment</text:p>
      <text:p text:style-name="P49"/>
      <text:p text:style-name="P56">The registered user will be able to mark a comment as inappropriate.</text:p>
      <text:p text:style-name="P37"/>
      <text:p text:style-name="P49">MANAGEMENT OF PRIVATE ME<text:span text:style-name="T58">SSAGES</text:span></text:p>
      <text:p text:style-name="P49"/>
      <text:p text:style-name="P49">FR<text:span text:style-name="T53">25</text:span>. <text:span text:style-name="T58">Private message</text:span></text:p>
      <text:p text:style-name="P49"/>
      <text:p text:style-name="P61">Entering the profile of a user and being registered you will have the option to send a private message.</text:p>
      <text:p text:style-name="P61"/>
      <text:p text:style-name="P49">FR<text:span text:style-name="T57">26. Inbox</text:span></text:p>
      <text:p text:style-name="P49"/>
      <text:p text:style-name="P60">The registered users will have an inbox from which they can view the received messages and reply to them.</text:p>
      <text:p text:style-name="P37"/>
      <text:p text:style-name="P49">MANAGEMENT OF RANKING</text:p>
      <text:p text:style-name="P38"/>
      <text:p text:style-name="P49">FR<text:span text:style-name="T53">27</text:span>. <text:span text:style-name="T59">Ranking</text:span></text:p>
      <text:p text:style-name="P49"/>
      <text:p text:style-name="P57"><text:span text:style-name="T50">Registered users will have a rank depending on the number of articles published, the views that have their articles and the revision of them. When looking for articles your articles will have priority.</text:span> </text:p>
      <text:p text:style-name="P17"/>
      <text:p text:style-name="P70">NON FUNCTIONAL REQUIREMENTS</text:p>
      <text:p text:style-name="P15"/>
      <text:p text:style-name="P44">N<text:span text:style-name="T8">FR</text:span>01. Rol<text:span text:style-name="T18">e</text:span>s</text:p>
      <text:p text:style-name="P44"/>
      <text:p text:style-name="P41"><text:span text:style-name="T11">W</text:span>e will have a different rol<text:span text:style-name="T18">e</text:span>s, <text:span text:style-name="T13">registered</text:span> user, admin, writer, and <text:span text:style-name="T13">unregistered</text:span> users. </text:p>
      <text:p text:style-name="P41">-The admin will be able to change all. </text:p>
      <text:p text:style-name="P41">-The writer will be able to add, delete and modify articles <text:span text:style-name="T9">and cards</text:span>.</text:p>
      <text:p text:style-name="P41">-The <text:span text:style-name="T12">registered</text:span> users will be able to <text:span text:style-name="T17">comment</text:span> and value the articles, <text:span text:style-name="T10">comets</text:span> and comments.</text:p>
      <text:p text:style-name="P91"><text:span text:style-name="T37">-The </text:span><text:span text:style-name="T38">unregistered</text:span><text:span text:style-name="T37"> users only will be able to read the page.</text:span></text:p>
      <text:p text:style-name="P91"><text:span text:style-name="T37"/></text:p>
      <text:p text:style-name="P92"><text:span text:style-name="T23">N</text:span><text:span text:style-name="T24">FR</text:span><text:span text:style-name="T23">0</text:span><text:span text:style-name="T25">2</text:span><text:span text:style-name="T23">. </text:span><text:span text:style-name="T26">Archievement</text:span></text:p>
      <text:p text:style-name="P19"/>
      <text:p text:style-name="P77"><text:span text:style-name="T41">- </text:span><text:span text:style-name="T39">Guarantee the reliability, security and performance of the computer system to different users at the national level. </text:span><text:span text:style-name="T40">In this sense, the stored information can be consulted and updated permanently and simultaneously, without affecting the response time.</text:span></text:p>
      <text:p text:style-name="P90"/>
      <text:p text:style-name="P79">-<text:span text:style-name="T42">The system must be capable of responding to the access of all users and batch processes with acceptable and uniform response time, according to the technological possibilities of the PGN, in periods of high, medium and low demand for the use of the system.</text:span></text:p>
      <text:p text:style-name="P88"/>
      <text:p text:style-name="P89"><text:span text:style-name="T30">N</text:span><text:span text:style-name="T31">FR</text:span><text:span text:style-name="T32">0</text:span><text:span text:style-name="T34">3</text:span><text:span text:style-name="T32">. </text:span><text:span text:style-name="T33">Availability</text:span></text:p>
      <text:p text:style-name="P88"/>
      <text:p text:style-name="P71">The page will be able all the time.</text:p>
      <text:p text:style-name="P88"/>
      <text:p text:style-name="P83"><text:span text:style-name="T43">N</text:span><text:span text:style-name="T44">FR</text:span>0<text:span text:style-name="T51">4</text:span>. Ma<text:span text:style-name="T42">i</text:span>nten<text:span text:style-name="T42">ance</text:span></text:p>
      <text:p text:style-name="P88"/>
      <text:p text:style-name="P79"><text:span text:style-name="T42">That all the functions of the page are well explained for its later maintenance of the page, or modification.</text:span></text:p>
      <text:p text:style-name="P88"><text:soft-page-break/></text:p>
      <text:p text:style-name="P85"><text:span text:style-name="T43">N</text:span><text:span text:style-name="T44">FR</text:span>0<text:span text:style-name="T51">5</text:span>. Se<text:span text:style-name="T42">curity</text:span></text:p>
      <text:p text:style-name="P88"/>
      <text:p text:style-name="P80">-<text:span text:style-name="T52">That is complied with a minimum of security, that is, no passwords or personal information of users are filtered.</text:span></text:p>
      <text:p text:style-name="P88"/>
      <text:p text:style-name="P81">-<text:span text:style-name="T53">Access to the System must be restricted by the use of keys assigned to each of the users. These users will be classified into several types of users (or roles) with access to the job options defined for each role. Roles are registered users, non-registered users, administrator and writers.</text:span></text:p>
      <text:p text:style-name="P19"/>
      <text:p text:style-name="P84"><text:span text:style-name="T43">N</text:span><text:span text:style-name="T44">FR</text:span>0<text:span text:style-name="T51">6</text:span>. <text:span text:style-name="T42">Validation of information</text:span></text:p>
      <text:p text:style-name="P88"/>
      <text:p text:style-name="P82">The system must automatically validate the information contained in the entry forms. In the information validation process, aspects such as field mandatory, length of characters allowed per field, handling of data types... must be taken into account.</text:p>
      <text:p text:style-name="P88"/>
      <text:p text:style-name="P88"/>
      <text:p text:style-name="P87"><text:span text:style-name="T21">N</text:span><text:span text:style-name="T22">FR</text:span><text:span text:style-name="T27">0</text:span><text:span text:style-name="T29">7</text:span><text:span text:style-name="T27">. </text:span><text:span text:style-name="T28">Architecture</text:span></text:p>
      <text:p text:style-name="P88"/>
      <text:p text:style-name="P78"><text:span text:style-name="T36">Must have a </text:span>LAMP <text:span text:style-name="T36">architecture</text:span></text:p>
      <text:p text:style-name="P86"><text:s text:c="8"/><text:span text:style-name="T20">-LINUX</text:span></text:p>
      <text:p text:style-name="P86"><text:s text:c="8"/><text:span text:style-name="T20">-Apache</text:span></text:p>
      <text:p text:style-name="P86"><text:s text:c="8"/><text:span text:style-name="T20">-MySQL</text:span></text:p>
      <text:p text:style-name="P86"><text:s text:c="8"/><text:span text:style-name="T20">-PHP</text:span></text:p>
      <text:p text:style-name="P88"/>
      <text:p text:style-name="P83"><text:span text:style-name="T43">N</text:span><text:span text:style-name="T44">FR</text:span><text:span text:style-name="T3">0</text:span><text:span text:style-name="T4">8</text:span><text:span text:style-name="T3">. Backups</text:span></text:p>
      <text:p text:style-name="P88"/>
      <text:p text:style-name="P79"><text:span text:style-name="T42">The system must provide mechanisms to generate backups periodically of the information maintained in the system. The backups must be the responsibility of the system administrator who must will create them, store them and recover the information in case that information is lost.</text:span></text:p>
      <text:p text:style-name="P78"/>
      <text:p text:style-name="P68"/>
      <text:p text:style-name="P43"/>
      <text:p text:style-name="P73">MOCKUPS OR WIREFRAMES of your WEB App Project</text:p>
      <text:p text:style-name="P75"><text:span text:style-name="T2">(Draft version: </text:span>mockups are a way of designing user interfaces on paper or in computer images. <text:span text:style-name="T2"><text:s/>it is a first version to specify </text:span>by designers, mainly to acquire feedback from users<text:span text:style-name="T2">)</text:span></text:p>
      <text:p text:style-name="P43"/>
      <text:p text:style-name="P43"/>
      <text:p text:style-name="P45"/>
      <text:p text:style-name="P74"><text:span text:style-name="T46">Description of the METHODOLOGY used and PROJECT PLANNING</text:span></text:p>
      <text:p text:style-name="P76"><text:span text:style-name="T2">(</text:span><text:span text:style-name="T46">Agile or classic approaching with Gantt: dates, tasks and resources with their costs</text:span><text:span text:style-name="T2">)</text:span></text:p>
      <text:p text:style-name="P45"/>
      <text:p text:style-name="P69"/>
      <text:p text:style-name="P32"><text:span text:style-name="T48">In this project we will use an agile methodology, in this case we will use "Scrum"</text:span><text:span text:style-name="T49">, </text:span><text:span text:style-name="T48">because we believe that is the most appropriate to develop this type of work, the creation of a web page from scratch and so large magnitudes.</text:span></text:p>
      <text:p text:style-name="P26"/>
      <text:p text:style-name="P27">We have decided to use "Scrum" as it allows us to work in cycles and get a partial delivery of the product to show it to the customer and polish the product to what he wants.</text:p>
      <text:p text:style-name="P28"/>
      <text:p text:style-name="P29">And now we show you our proyect planning:</text:p>
      <text:p text:style-name="P29"/>
      <text:p text:style-name="P30"/>
      <text:p text:style-name="P29">Also the proyect planning, we use an online tool called «Trello» to manage each stage of our <text:soft-page-break/>proyect.</text:p>
      <text:p text:style-name="P30"/>
      <text:p text:style-name="P42"><text:span text:style-name="T47">L</text:span>ink: <text:s text:c="3"/>https://trello.com/b/r7S2Xy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urier New" svg:font-family="'Courier New', Courier, monospace, arial, sans-serif"/>
    <style:font-face style:name="OpenSymbol" svg:font-family="OpenSymbol"/>
    <style:font-face style:name="Tahoma1" svg:font-family="Tahoma"/>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Page_20_Number" style:display-name="Page Number" style:family="text" style:parent-style-name="Fuente_20_de_20_párrafo_20_predeter.">
      <style:text-properties style:font-name="Arial" fo:font-family="Arial" style:font-family-generic="swiss" style:font-pitch="variable" fo:font-size="8pt" style:font-size-asian="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6cm" fo:margin-left="0.064cm" fo:margin-right="-0.025cm" table:align="margins" style:writing-mode="lr-tb"/>
    </style:style>
    <style:style style:name="Tabla2.A" style:family="table-column">
      <style:table-column-properties style:column-width="7.673cm" style:rel-column-width="29649*"/>
    </style:style>
    <style:style style:name="Tabla2.B" style:family="table-column">
      <style:table-column-properties style:column-width="9.287cm" style:rel-column-width="35886*"/>
    </style:style>
    <style:style style:name="Tabla2.1" style:family="table-row">
      <style:table-row-properties style:min-row-height="0.646cm" fo:keep-together="auto"/>
    </style:style>
    <style:style style:name="Tabla2.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line-height="0.423cm" style:snap-to-layout-grid="false">
        <style:tab-stops>
          <style:tab-stop style:position="1cm"/>
          <style:tab-stop style:position="16.002cm" style:type="right"/>
        </style:tab-stops>
      </style:paragraph-properties>
      <style:text-properties style:font-name="Century Gothic" fo:font-size="10pt" style:font-size-asian="10pt" style:font-size-complex="10pt"/>
    </style:style>
    <style:style style:name="MP2" style:family="paragraph" style:parent-style-name="Header">
      <style:text-properties style:font-name="Century Gothic" fo:font-size="10pt" style:font-size-asian="10pt" style:font-size-complex="10pt"/>
    </style:style>
    <style:style style:name="MP3" style:family="paragraph" style:parent-style-name="Header">
      <style:paragraph-properties fo:line-height="0.423cm">
        <style:tab-stops>
          <style:tab-stop style:position="1cm"/>
          <style:tab-stop style:position="12.252cm" style:type="right"/>
        </style:tab-stops>
      </style:paragraph-properties>
      <style:text-properties style:font-name="Century Gothic" fo:font-size="10pt" fo:font-weight="bold" style:font-size-asian="10pt" style:font-weight-asian="bold" style:font-size-complex="10pt"/>
    </style:style>
    <style:style style:name="MP4" style:family="paragraph" style:parent-style-name="Header">
      <style:paragraph-properties fo:text-align="end" style:justify-single-word="false" style:snap-to-layout-grid="false">
        <style:tab-stops>
          <style:tab-stop style:position="1cm"/>
          <style:tab-stop style:position="12.252cm" style:type="right"/>
        </style:tab-stops>
      </style:paragraph-properties>
      <style:text-properties fo:font-size="6pt" style:font-size-asian="6pt" style:font-name-complex="Arial" style:font-size-complex="6pt"/>
    </style:style>
    <style:page-layout style:name="Mpm1">
      <style:page-layout-properties fo:page-width="20.999cm" fo:page-height="29.699cm" style:num-format="1" style:print-orientation="portrait" fo:margin-top="0.9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117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Generalitat de Catalunya</text:p>
              <text:p text:style-name="MP2">Departament d’Ensenyament</text:p>
              <text:p text:style-name="MP3">Institut Provençana</text:p>
            </table:table-cell>
            <table:table-cell table:style-name="Tabla2.A1" office:value-type="string">
              <text:p text:style-name="MP4"/>
              <text:p text:style-name="MP4"/>
              <text:p text:style-name="MP4"/>
              <text:p text:style-name="MP4"/>
              <text:p text:style-name="MP4"/>
              <text:p text:style-name="MP4"/>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30T11:25:55.07</meta:creation-date>
    <dc:date>2017-01-11T23:38:34.772000000</dc:date>
    <meta:editing-duration>PT11H36M28S</meta:editing-duration>
    <meta:editing-cycles>173</meta:editing-cycles>
    <meta:generator>LibreOffice/4.3.7.2$Windows_x86 LibreOffice_project/8a35821d8636a03b8bf4e15b48f59794652c68ba</meta:generator>
    <meta:print-date>2013-02-08T14:34:58.80</meta:print-date>
    <meta:document-statistic meta:table-count="1" meta:image-count="0" meta:object-count="0" meta:page-count="6" meta:paragraph-count="122" meta:word-count="1726" meta:character-count="9962" meta:non-whitespace-character-count="8308"/>
  </office:meta>
</office:document-meta>
</file>